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DABEACF6715B49F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aramètres" style:family="table">
      <style:table-properties style:width="17cm" table:align="center"/>
    </style:style>
    <style:style style:name="Paramètres.A" style:family="table-column">
      <style:table-column-properties style:column-width="8.5cm"/>
    </style:style>
    <style:style style:name="Paramètres.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Paramètres.B1" style:family="table-cell">
      <style:table-cell-properties style:vertical-align="middle" fo:background-color="transparent" fo:padding="0.097cm" fo:border="0.05pt solid #000000">
        <style:background-image/>
      </style:table-cell-properties>
    </style:style>
    <style:style style:name="Paramètre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Paramètres.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rsid="001efa7e" officeooo:paragraph-rsid="001efa7e"/>
    </style:style>
    <style:style style:name="P3" style:family="paragraph" style:parent-style-name="Standard">
      <style:text-properties officeooo:rsid="001f92bb" officeooo:paragraph-rsid="001f92bb"/>
    </style:style>
    <style:style style:name="P4" style:family="paragraph" style:parent-style-name="Standard">
      <style:paragraph-properties fo:text-align="center" style:justify-single-word="false"/>
      <style:text-properties officeooo:rsid="001f92bb" officeooo:paragraph-rsid="00210c3b"/>
    </style:style>
    <style:style style:name="P5" style:family="paragraph" style:parent-style-name="Standard">
      <style:text-properties officeooo:rsid="001f92bb" officeooo:paragraph-rsid="00314e28"/>
    </style:style>
    <style:style style:name="P6" style:family="paragraph" style:parent-style-name="Standard">
      <style:text-properties officeooo:rsid="00210c3b" officeooo:paragraph-rsid="00210c3b"/>
    </style:style>
    <style:style style:name="P7" style:family="paragraph" style:parent-style-name="Standard">
      <style:text-properties fo:color="#008000"/>
    </style:style>
    <style:style style:name="P8" style:family="paragraph" style:parent-style-name="Standard">
      <style:text-properties fo:color="#808000" officeooo:rsid="001efa7e" officeooo:paragraph-rsid="001efa7e"/>
    </style:style>
    <style:style style:name="P9" style:family="paragraph" style:parent-style-name="Standard">
      <style:text-properties officeooo:rsid="0021e1da" officeooo:paragraph-rsid="0021e1da"/>
    </style:style>
    <style:style style:name="P10" style:family="paragraph" style:parent-style-name="Standard">
      <style:text-properties fo:color="#000000"/>
    </style:style>
    <style:style style:name="P11" style:family="paragraph" style:parent-style-name="Standard">
      <style:text-properties fo:color="#000000" officeooo:rsid="00247e87"/>
    </style:style>
    <style:style style:name="P12" style:family="paragraph" style:parent-style-name="Standard">
      <style:text-properties fo:color="#000000" officeooo:rsid="00247e87" officeooo:paragraph-rsid="0024eb30"/>
    </style:style>
    <style:style style:name="P13" style:family="paragraph" style:parent-style-name="Standard">
      <style:text-properties officeooo:paragraph-rsid="0024eb30"/>
    </style:style>
    <style:style style:name="P14" style:family="paragraph" style:parent-style-name="Standard">
      <style:text-properties officeooo:rsid="0024eb30" officeooo:paragraph-rsid="0024eb30"/>
    </style:style>
    <style:style style:name="P15" style:family="paragraph" style:parent-style-name="Standard">
      <style:text-properties officeooo:rsid="0024eb30" officeooo:paragraph-rsid="002fb0b1"/>
    </style:style>
    <style:style style:name="P16" style:family="paragraph" style:parent-style-name="Standard">
      <style:text-properties officeooo:rsid="00262a5b" officeooo:paragraph-rsid="002fb0b1"/>
    </style:style>
    <style:style style:name="P17" style:family="paragraph" style:parent-style-name="Standard">
      <style:text-properties officeooo:rsid="00263aef" officeooo:paragraph-rsid="00263aef"/>
    </style:style>
    <style:style style:name="P18" style:family="paragraph" style:parent-style-name="Standard">
      <style:text-properties officeooo:paragraph-rsid="002fb0b1"/>
    </style:style>
    <style:style style:name="P19" style:family="paragraph" style:parent-style-name="Standard">
      <style:paragraph-properties fo:text-align="center" style:justify-single-word="false"/>
      <style:text-properties fo:font-size="24pt" style:text-underline-style="none" fo:font-weight="bold" officeooo:rsid="00314e28" officeooo:paragraph-rsid="001f92bb" style:font-size-asian="24pt" style:font-weight-asian="bold" style:font-size-complex="24pt" style:font-weight-complex="bold"/>
    </style:style>
    <style:style style:name="P20" style:family="paragraph" style:parent-style-name="Standard">
      <style:text-properties officeooo:rsid="00247e87" officeooo:paragraph-rsid="002fb0b1"/>
    </style:style>
    <style:style style:name="P21" style:family="paragraph" style:parent-style-name="Standard">
      <style:text-properties officeooo:paragraph-rsid="001f92bb"/>
    </style:style>
    <style:style style:name="P22" style:family="paragraph" style:parent-style-name="Standard">
      <style:text-properties officeooo:paragraph-rsid="00337918"/>
    </style:style>
    <style:style style:name="P23" style:family="paragraph" style:parent-style-name="Preformatted_20_Text">
      <style:text-properties officeooo:paragraph-rsid="0024eb30"/>
    </style:style>
    <style:style style:name="P24" style:family="paragraph" style:parent-style-name="Preformatted_20_Text">
      <style:paragraph-properties fo:margin-left="0cm" fo:margin-right="0cm" fo:margin-top="0cm" fo:margin-bottom="0cm" loext:contextual-spacing="false" fo:text-indent="0cm" style:auto-text-indent="false"/>
    </style:style>
    <style:style style:name="P25" style:family="paragraph" style:parent-style-name="Preformatted_20_Text">
      <style:paragraph-properties fo:margin-left="0cm" fo:margin-right="0cm" fo:margin-top="0cm" fo:margin-bottom="0cm" loext:contextual-spacing="false" fo:text-indent="0cm" style:auto-text-indent="false"/>
      <style:text-properties fo:color="#000080"/>
    </style:style>
    <style:style style:name="P26" style:family="paragraph" style:parent-style-name="Code">
      <style:text-properties officeooo:paragraph-rsid="00247e87"/>
    </style:style>
    <style:style style:name="P27" style:family="paragraph" style:parent-style-name="Code">
      <style:text-properties officeooo:paragraph-rsid="0024eb30"/>
    </style:style>
    <style:style style:name="P28" style:family="paragraph" style:parent-style-name="Code">
      <style:text-properties officeooo:paragraph-rsid="00297fc7"/>
    </style:style>
    <style:style style:name="P29" style:family="paragraph" style:parent-style-name="Table_20_Contents">
      <style:paragraph-properties fo:text-align="center" style:justify-single-word="false"/>
      <style:text-properties officeooo:rsid="00270ca6" officeooo:paragraph-rsid="00270ca6"/>
    </style:style>
    <style:style style:name="P30" style:family="paragraph" style:parent-style-name="Standard">
      <style:text-properties fo:color="#000000" officeooo:rsid="00247e87" officeooo:paragraph-rsid="00337918"/>
    </style:style>
    <style:style style:name="P31" style:family="paragraph" style:parent-style-name="Heading_20_2">
      <style:text-properties style:text-line-through-style="none" style:text-line-through-type="none" fo:font-style="italic" style:text-underline-style="none" fo:font-weight="bold" style:font-style-asian="italic" style:font-weight-asian="bold" style:font-style-complex="italic" style:font-weight-complex="bold"/>
    </style:style>
    <style:style style:name="P32" style:family="paragraph" style:parent-style-name="Heading_20_2">
      <style:text-properties fo:font-style="italic" style:font-style-asian="italic" style:font-style-complex="italic"/>
    </style:style>
    <style:style style:name="P33" style:family="paragraph">
      <loext:graphic-properties draw:fill="solid" draw:fill-color="#b2b2b2"/>
      <style:text-properties fo:font-size="12pt"/>
    </style:style>
    <style:style style:name="T1" style:family="text">
      <style:text-properties fo:color="#808000"/>
    </style:style>
    <style:style style:name="T2" style:family="text">
      <style:text-properties fo:color="#808000" officeooo:rsid="00247e87"/>
    </style:style>
    <style:style style:name="T3" style:family="text">
      <style:text-properties fo:color="#c0c0c0"/>
    </style:style>
    <style:style style:name="T4" style:family="text">
      <style:text-properties fo:color="#c0c0c0" officeooo:rsid="00247e87"/>
    </style:style>
    <style:style style:name="T5" style:family="text">
      <style:text-properties fo:color="#800000"/>
    </style:style>
    <style:style style:name="T6" style:family="text">
      <style:text-properties fo:color="#800000" officeooo:rsid="00247e87"/>
    </style:style>
    <style:style style:name="T7" style:family="text">
      <style:text-properties fo:color="#000000"/>
    </style:style>
    <style:style style:name="T8" style:family="text">
      <style:text-properties fo:color="#000000" officeooo:rsid="00247e87"/>
    </style:style>
    <style:style style:name="T9" style:family="text">
      <style:text-properties fo:color="#000000" fo:font-style="italic"/>
    </style:style>
    <style:style style:name="T10" style:family="text">
      <style:text-properties fo:color="#000000" officeooo:rsid="002d5b70"/>
    </style:style>
    <style:style style:name="T11" style:family="text">
      <style:text-properties fo:color="#008000"/>
    </style:style>
    <style:style style:name="T12" style:family="text">
      <style:text-properties fo:color="#800080"/>
    </style:style>
    <style:style style:name="T13" style:family="text">
      <style:text-properties officeooo:rsid="0020757e"/>
    </style:style>
    <style:style style:name="T14" style:family="text">
      <style:text-properties fo:font-style="italic" style:font-style-asian="italic" style:font-style-complex="italic"/>
    </style:style>
    <style:style style:name="T15" style:family="text">
      <style:text-properties fo:font-style="italic" officeooo:rsid="00210c3b" style:font-style-asian="italic" style:font-style-complex="italic"/>
    </style:style>
    <style:style style:name="T16" style:family="text">
      <style:text-properties fo:font-style="italic" officeooo:rsid="003593df" style:font-style-asian="italic" style:font-style-complex="italic"/>
    </style:style>
    <style:style style:name="T17" style:family="text">
      <style:text-properties officeooo:rsid="0021e1da"/>
    </style:style>
    <style:style style:name="T18" style:family="text">
      <style:text-properties officeooo:rsid="0022858e"/>
    </style:style>
    <style:style style:name="T19" style:family="text">
      <style:text-properties officeooo:rsid="00247e87"/>
    </style:style>
    <style:style style:name="T20" style:family="text">
      <style:text-properties officeooo:rsid="0024eb30"/>
    </style:style>
    <style:style style:name="T21" style:family="text">
      <style:text-properties fo:color="#000080"/>
    </style:style>
    <style:style style:name="T22" style:family="text">
      <style:text-properties fo:color="#000080" officeooo:rsid="00247e87"/>
    </style:style>
    <style:style style:name="T23" style:family="text">
      <style:text-properties officeooo:rsid="00262a5b"/>
    </style:style>
    <style:style style:name="T24" style:family="text">
      <style:text-properties officeooo:rsid="00270ca6"/>
    </style:style>
    <style:style style:name="T25" style:family="text">
      <style:text-properties officeooo:rsid="0028a2bf"/>
    </style:style>
    <style:style style:name="T26" style:family="text">
      <style:text-properties officeooo:rsid="002b7f27"/>
    </style:style>
    <style:style style:name="T27" style:family="text">
      <style:text-properties officeooo:rsid="002d4f1b"/>
    </style:style>
    <style:style style:name="T28" style:family="text">
      <style:text-properties officeooo:rsid="002d5b70"/>
    </style:style>
    <style:style style:name="T29" style:family="text">
      <style:text-properties officeooo:rsid="003593df"/>
    </style:style>
    <style:style style:name="gr1" style:family="graphic">
      <style:graphic-properties draw:stroke="none" draw:fill="solid" draw:fill-color="#b2b2b2" draw:textarea-horizontal-align="justify" draw:textarea-vertical-align="middle" draw:auto-grow-height="false" fo:min-height="1.145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b2b2b2" draw:textarea-horizontal-align="justify" draw:textarea-vertical-align="middle" draw:auto-grow-height="false" fo:min-height="9.843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b2b2b2" draw:textarea-horizontal-align="justify" draw:textarea-vertical-align="middle" draw:auto-grow-height="false" fo:min-height="5.212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b2b2b2" draw:textarea-horizontal-align="justify" draw:textarea-vertical-align="middle" draw:auto-grow-height="false" fo:min-height="12.809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b2b2b2" draw:textarea-horizontal-align="justify" draw:textarea-vertical-align="middle" draw:auto-grow-height="false" fo:min-height="2.715cm" fo:min-width="18.58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ynchronisation de deux caméras ToF</text:p>
      <text:p text:style-name="P5"><text:tab/></text:p>
      <text:p text:style-name="P5"><text:tab/>Les caméras <text:span text:style-name="T28">ToF </text:span>étant basées sur l’émission de lumière infrarouge, le fonctionnement en simultané de deux caméras nécessite une phase de synchronisation. Si cette synchronisation n’est pas faite, les infrarouges d’une caméra seraient interprétés par la deuxième et les mesures seraient fauss<text:span text:style-name="T17">ée</text:span>s.</text:p>
      <text:p text:style-name="P3"><text:tab/>Pour <text:span text:style-name="T28">résoudre </text:span>ce problème, la synchronisation fait <text:span text:style-name="T17">émettre les caméras</text:span> tour à tour. Pour cela, le protocole PTP est utilisé (i.e. IEEE1588). <text:span text:style-name="T13">La synchronisation des horloges internes des deux caméras et l’établissement des fréquences d’acquisition permettent aux caméras de ne pas se gêner. </text:span></text:p>
      <text:p text:style-name="P3"><text:tab/></text:p>
      <text:p text:style-name="P6"><text:tab/>Le fonctionnement de l’algorithme développ<text:span text:style-name="T17">é</text:span> est le suivant : </text:p>
      <text:p text:style-name="P6">- Connexion à la caméra</text:p>
      <text:p text:style-name="P6">- Acquisition du mode de fonctionnement ( Y a-t-il une ou deux caméras ?)</text:p>
      <text:p text:style-name="P6">- S’<text:span text:style-name="T28">i</text:span>l y a deux caméras, alors paramétrage et synchronisation.</text:p>
      <text:p text:style-name="P6">- Acquisition des images </text:p>
      <text:p text:style-name="P6"/>
      <text:p text:style-name="P4"><text:tab/><text:span text:style-name="T14">Nous </text:span><text:span text:style-name="T16">ne </text:span><text:span text:style-name="T14">documenterons ici </text:span><text:span text:style-name="T16">que</text:span><text:span text:style-name="T14"> la partie de </text:span><text:span text:style-name="T15">paramétrage et de </text:span><text:span text:style-name="T14">synchronisation.</text:span></text:p>
      <text:p text:style-name="P2"/>
      <text:h text:style-name="P31" text:outline-level="2">Les attributs :</text:h>
      <text:p text:style-name="P7"/>
      <text:p text:style-name="P26"><text:span text:style-name="T1">bool</text:span><text:span text:style-name="T3"> </text:span><text:span text:style-name="T5">WorkInPairs</text:span></text:p>
      <text:p text:style-name="Standard"><text:span text:style-name="T6"><text:tab/></text:span><text:span text:style-name="T8">V</text:span>ariable pour indiquer le fonctionnement simultané de deux caméras. True pour deux caméras et false pour une.</text:p>
      <text:p text:style-name="P8"/>
      <text:p text:style-name="P26"><text:span text:style-name="T1">bool</text:span><text:span text:style-name="T3"> </text:span><text:span text:style-name="T5">IsMaster</text:span></text:p>
      <text:p text:style-name="Standard"><text:span text:style-name="T6"><text:tab/></text:span><text:span text:style-name="T19">L</text:span>ors de la synchronisation des horloges de deux caméras, l’une sera « Master » et l’autre « Slave ». Ce booléen indique le statut de la caméra : true pour Master et false pour Slave.</text:p>
      <text:p text:style-name="P21"/>
      <text:h text:style-name="P32" text:outline-level="2">L<text:span text:style-name="T18">es</text:span> méthode<text:span text:style-name="T18">s</text:span> :</text:h>
      <text:p text:style-name="P9"/>
      <text:p text:style-name="Code"><text:span text:style-name="T1">void</text:span><text:span text:style-name="T3"> </text:span><text:span text:style-name="T12">BaslerTofCamera</text:span><text:span text:style-name="T7">::SetupAndSync()</text:span></text:p>
      <text:p text:style-name="P22"><text:tab/></text:p>
      <text:p text:style-name="P30"><text:tab/>Méthode principale dans laquelle les réglages de la caméra sont effectués. La fonction ne </text:p>
      <text:p text:style-name="P22"><text:span text:style-name="T8">prend aucun argument car elle travaille directement sur l’objet caméra. Elle ne revoie rien, elle modifie simplement certain</text:span><text:span text:style-name="T10">s</text:span><text:span text:style-name="T8"> paramètres.</text:span></text:p>
      <text:p text:style-name="P12"><draw:custom-shape text:anchor-type="paragraph" draw:z-index="0" draw:name="Forme2" draw:style-name="gr1" draw:text-style-name="P33" svg:width="18.583cm" svg:height="1.146cm" svg:x="-0.665cm" svg:y="0.379cm"><text:p/><draw:enhanced-geometry svg:viewBox="0 0 21600 21600" draw:type="rectangle" draw:enhanced-path="M 0 0 L 21600 0 21600 21600 0 21600 0 0 Z N"/></draw:custom-shape><text:tab/></text:p>
      <text:p text:style-name="P27"><text:span text:style-name="T2"><text:tab/>this</text:span><text:span text:style-name="T8">-&gt;Set_Trigger_Mode(</text:span><text:span text:style-name="T22">1</text:span><text:span text:style-name="T8">);</text:span></text:p>
      <text:p text:style-name="P27"><text:span text:style-name="T4"><text:tab/></text:span><text:span text:style-name="T1">this</text:span><text:span text:style-name="T7">-&gt;Set_Trigger_Source(</text:span><text:span text:style-name="T21">3</text:span><text:span text:style-name="T7">);</text:span></text:p>
      <text:p text:style-name="P15"><text:tab/></text:p>
      <text:p text:style-name="P15"><text:tab/>Ces deux lignes paramètrent la caméra de la façon suivante : Passe le trigger mode sur ON, la caméra sera donc en mode déclenché, sa fréquence d’acquisition <text:span text:style-name="T29">sera</text:span> déterminée par une horloge. Ensuite l<text:span text:style-name="T28">e</text:span> protocole PTP est activé <text:span text:style-name="T23">pour la synchronisation </text:span>et la source de déclenchement est passée sur 3, ce qui équivaut au SyncTimer.</text:p>
      <text:p text:style-name="P14"/>
      <text:p text:style-name="P14"/>
      <text:p text:style-name="P14"/>
      <text:p text:style-name="P14"><text:soft-page-break/></text:p>
      <text:p text:style-name="P14"/>
      <text:p text:style-name="P14"><draw:custom-shape text:anchor-type="paragraph" draw:z-index="1" draw:name="Forme2" draw:style-name="gr2" draw:text-style-name="P33" svg:width="18.583cm" svg:height="9.843cm" svg:x="-0.665cm" svg:y="0.116cm"><text:p/><draw:enhanced-geometry svg:viewBox="0 0 21600 21600" draw:type="rectangle" draw:enhanced-path="M 0 0 L 21600 0 21600 21600 0 21600 0 0 Z N"/></draw:custom-shape></text:p>
      <text:p text:style-name="Code"><text:span text:style-name="T20"><text:tab/></text:span><text:span text:style-name="T1">this</text:span><text:span text:style-name="T7">-&gt;Send_DataSet_Latch();</text:span></text:p>
      <text:p text:style-name="Code"><text:span text:style-name="T3"><text:s text:c="4"/></text:span><text:span text:style-name="T12">CEnumerationPtr</text:span><text:span text:style-name="T3"> </text:span><text:span text:style-name="T7">ptrGevIEEE1588StatusLatched</text:span><text:span text:style-name="T3"> </text:span><text:span text:style-name="T7">=</text:span><text:span text:style-name="T3"> </text:span><text:span text:style-name="T5">m_Camera</text:span><text:span text:style-name="T7">.GetParameter(</text:span><text:span text:style-name="T11">"GevIEEE1588StatusLatched"</text:span><text:span text:style-name="T7">);</text:span></text:p>
      <text:p text:style-name="Code"><text:span text:style-name="T3"><text:s text:c="4"/></text:span><text:span text:style-name="T1">while</text:span><text:span text:style-name="T3"> </text:span><text:span text:style-name="T7">(ptrGevIEEE1588StatusLatched-&gt;</text:span><text:span text:style-name="T9">ToString</text:span><text:span text:style-name="T7">()</text:span><text:span text:style-name="T3"> </text:span><text:span text:style-name="T7">==</text:span><text:span text:style-name="T3"> </text:span><text:span text:style-name="T11">"Listening"</text:span><text:span text:style-name="T7">)</text:span></text:p>
      <text:p text:style-name="Code"><text:span text:style-name="T3"><text:s text:c="4"/></text:span><text:span text:style-name="T7">{</text:span></text:p>
      <text:p text:style-name="Code"><text:span text:style-name="T3"><text:s text:c="8"/></text:span><text:span text:style-name="T1">this</text:span><text:span text:style-name="T7">-&gt;Send_DataSet_Latch();</text:span><text:span text:style-name="T3"> </text:span><text:span text:style-name="T11">//</text:span><text:span text:style-name="T3"> </text:span><text:span text:style-name="T11">Latch</text:span><text:span text:style-name="T3"> </text:span><text:span text:style-name="T11">GevIEEE1588</text:span><text:span text:style-name="T3"> </text:span><text:span text:style-name="T11">status.</text:span></text:p>
      <text:p text:style-name="Code"><text:span text:style-name="T3"><text:s text:c="8"/></text:span>cout<text:span text:style-name="T3"> </text:span><text:span text:style-name="T7">&lt;&lt;</text:span><text:span text:style-name="T3"> </text:span><text:span text:style-name="T11">"."</text:span><text:span text:style-name="T3"> </text:span><text:span text:style-name="T7">&lt;&lt;</text:span><text:span text:style-name="T3"> </text:span><text:span text:style-name="T12">std</text:span><text:span text:style-name="T7">::</text:span>flush<text:span text:style-name="T7">;</text:span></text:p>
      <text:p text:style-name="Code"><text:span text:style-name="T3"><text:s text:c="8"/></text:span><text:span text:style-name="T7">mSleep(</text:span><text:span text:style-name="T21">1000</text:span><text:span text:style-name="T7">);</text:span></text:p>
      <text:p text:style-name="Code"><text:span text:style-name="T3"><text:s text:c="4"/></text:span><text:span text:style-name="T7">}</text:span></text:p>
      <text:p text:style-name="Code"><text:span text:style-name="T3"><text:s text:c="4"/></text:span><text:span text:style-name="T7">Send_Info_Message(</text:span><text:span text:style-name="T11">"Status</text:span><text:span text:style-name="T3"> </text:span><text:span text:style-name="T11">apres</text:span><text:span text:style-name="T3"> </text:span><text:span text:style-name="T11">negociation</text:span><text:span text:style-name="T3"> </text:span><text:span text:style-name="T11">:</text:span><text:span text:style-name="T3"> </text:span><text:span text:style-name="T11">"</text:span><text:span text:style-name="T7">+</text:span><text:span text:style-name="T3"> <text:tab/></text:span><text:span text:style-name="T7">(</text:span><text:span text:style-name="T12">string</text:span><text:span text:style-name="T7">)ptrGevIEEE1588StatusLatched-&gt;</text:span><text:span text:style-name="T9">ToString</text:span><text:span text:style-name="T7">());</text:span></text:p>
      <text:p text:style-name="Code"><text:span text:style-name="T3"><text:s text:c="4"/></text:span><text:span text:style-name="T1">if</text:span><text:span text:style-name="T3"> </text:span><text:span text:style-name="T7">(ptrGevIEEE1588StatusLatched-&gt;</text:span><text:span text:style-name="T9">ToString</text:span><text:span text:style-name="T7">()</text:span><text:span text:style-name="T3"> </text:span><text:span text:style-name="T7">==</text:span><text:span text:style-name="T3"> </text:span><text:span text:style-name="T11">"Master"</text:span><text:span text:style-name="T7">)</text:span></text:p>
      <text:p text:style-name="Code"><text:span text:style-name="T3"><text:s text:c="4"/></text:span><text:span text:style-name="T7">{</text:span></text:p>
      <text:p text:style-name="Code"><text:span text:style-name="T3"><text:s text:c="8"/></text:span><text:span text:style-name="T1">this</text:span><text:span text:style-name="T7">-&gt;Set_Is_Master(</text:span><text:span text:style-name="T1">true</text:span><text:span text:style-name="T7">);</text:span></text:p>
      <text:p text:style-name="Code"><text:span text:style-name="T3"><text:s text:c="4"/></text:span><text:span text:style-name="T7">}</text:span></text:p>
      <text:p text:style-name="Code"><text:span text:style-name="T3"><text:s text:c="4"/></text:span><text:span text:style-name="T1">else</text:span></text:p>
      <text:p text:style-name="Code"><text:span text:style-name="T3"><text:s text:c="4"/></text:span><text:span text:style-name="T7">{</text:span></text:p>
      <text:p text:style-name="Code"><text:span text:style-name="T3"><text:s text:c="8"/></text:span><text:span text:style-name="T1">this</text:span><text:span text:style-name="T7">-&gt;Set_Is_Master(</text:span><text:span text:style-name="T1">false</text:span><text:span text:style-name="T7">);</text:span></text:p>
      <text:p text:style-name="Code"><text:span text:style-name="T3"><text:s text:c="4"/></text:span><text:span text:style-name="T7">}</text:span></text:p>
      <text:p text:style-name="P16"><text:tab/></text:p>
      <text:p text:style-name="P16"><text:tab/>Ensuite, il y a la phase de négociation entre les deux caméras pour savoir laquelle <text:span text:style-name="T27">est </text:span>le maître et laquelle est l’esclave. Dans un premier temps nous récupérons le statut actuel de la caméra, puis tant que la négociation n’est pas terminée (i.e. le statut est « Listening » ) on récupère le statut et on patiente. Un<text:span text:style-name="T27">e</text:span> fois le nouveau statut déterminé, <text:span text:style-name="T27">nous</text:span> met<text:span text:style-name="T27">tons </text:span>à jour l’attribut IsMaster.</text:p>
      <text:p text:style-name="P16"/>
      <text:p text:style-name="P16"/>
      <text:p text:style-name="P16"/>
      <text:p text:style-name="Code"/>
      <text:p text:style-name="Code"><draw:custom-shape text:anchor-type="paragraph" draw:z-index="2" draw:name="Forme2" draw:style-name="gr3" draw:text-style-name="P33" svg:width="18.583cm" svg:height="5.213cm" svg:x="-0.665cm" svg:y="-0.171cm"><text:p/><draw:enhanced-geometry svg:viewBox="0 0 21600 21600" draw:type="rectangle" draw:enhanced-path="M 0 0 L 21600 0 21600 21600 0 21600 0 0 Z N"/></draw:custom-shape><text:tab/><text:span text:style-name="T1">const</text:span><text:span text:style-name="T3"> </text:span><text:span text:style-name="T12">uint64_t</text:span><text:span text:style-name="T3"> </text:span><text:span text:style-name="T7">tsOffsetMax</text:span><text:span text:style-name="T3"> </text:span><text:span text:style-name="T7">=</text:span><text:span text:style-name="T3"> </text:span><text:span text:style-name="T21">10000</text:span><text:span text:style-name="T7">;</text:span></text:p>
      <text:p text:style-name="P24"><text:span text:style-name="T3"><text:s text:c="4"/></text:span><text:span text:style-name="T7">Send_Info_Message(</text:span><text:span text:style-name="T11">"En</text:span><text:span text:style-name="T3"> </text:span><text:span text:style-name="T11">attente</text:span><text:span text:style-name="T3"> </text:span><text:span text:style-name="T11">de</text:span><text:span text:style-name="T3"> </text:span><text:span text:style-name="T11">la</text:span><text:span text:style-name="T3"> </text:span><text:span text:style-name="T11">stabilisation</text:span><text:span text:style-name="T3"> </text:span><text:span text:style-name="T11">de</text:span><text:span text:style-name="T3"> </text:span><text:span text:style-name="T11">l'horloge</text:span><text:span text:style-name="T3"> </text:span><text:span text:style-name="T11">sous</text:span><text:span text:style-name="T3"> </text:span><text:span text:style-name="T11">"</text:span><text:span text:style-name="T7">+</text:span><text:span text:style-name="T3"> </text:span><text:span text:style-name="T12">std</text:span><text:span text:style-name="T7">::to_string(tsOffsetMax)</text:span><text:span text:style-name="T3"> </text:span><text:span text:style-name="T7">+</text:span><text:span text:style-name="T11">"</text:span><text:span text:style-name="T3"> </text:span><text:span text:style-name="T11">ns</text:span><text:span text:style-name="T3"> </text:span><text:span text:style-name="T11">"</text:span><text:span text:style-name="T7">);</text:span></text:p>
      <text:p text:style-name="P24"><text:span text:style-name="T3"><text:s text:c="4"/></text:span><text:span text:style-name="T1">if</text:span><text:span text:style-name="T7">(!</text:span><text:span text:style-name="T1">this</text:span><text:span text:style-name="T7">-&gt;Get_Is_Master()){</text:span></text:p>
      <text:p text:style-name="P24"><text:span text:style-name="T3"><text:s text:c="8"/></text:span><text:span text:style-name="T12">uint64_t</text:span><text:span text:style-name="T3"> </text:span><text:span text:style-name="T7">tsOffset;</text:span></text:p>
      <text:p text:style-name="P24"><text:span text:style-name="T3"><text:s text:c="8"/></text:span><text:span text:style-name="T1">do</text:span><text:span text:style-name="T7">{</text:span></text:p>
      <text:p text:style-name="P24"><text:span text:style-name="T3"><text:s text:c="12"/></text:span><text:span text:style-name="T7">tsOffset</text:span><text:span text:style-name="T3"> </text:span><text:span text:style-name="T7">=</text:span><text:span text:style-name="T3"> </text:span><text:span text:style-name="T7">GetMaxAbsGevIEE1588OffsetFromMasterInTimeWindow(</text:span><text:span text:style-name="T21">1.0</text:span><text:span text:style-name="T7">,</text:span><text:span text:style-name="T3"> </text:span><text:span text:style-name="T21">0.1</text:span><text:span text:style-name="T7">);</text:span></text:p>
      <text:p text:style-name="P24"><text:span text:style-name="T3"><text:s text:c="12"/></text:span><text:span text:style-name="T7">Send_Info_Message(</text:span><text:span text:style-name="T11">"Max</text:span><text:span text:style-name="T3"> </text:span><text:span text:style-name="T11">offset</text:span><text:span text:style-name="T3"> </text:span><text:span text:style-name="T11">of</text:span><text:span text:style-name="T3"> </text:span><text:span text:style-name="T11">the</text:span><text:span text:style-name="T3"> </text:span><text:span text:style-name="T11">camera</text:span><text:span text:style-name="T3"> </text:span><text:span text:style-name="T11">=</text:span><text:span text:style-name="T3"> </text:span><text:span text:style-name="T11">"</text:span><text:span text:style-name="T3"> </text:span><text:span text:style-name="T7">+</text:span><text:span text:style-name="T3"> </text:span><text:span text:style-name="T12">std</text:span><text:span text:style-name="T7">::to_string(tsOffset)</text:span><text:span text:style-name="T3"> </text:span><text:span text:style-name="T7">+</text:span><text:span text:style-name="T3"> </text:span><text:span text:style-name="T11">"</text:span><text:span text:style-name="T3"> </text:span><text:span text:style-name="T11">ns</text:span><text:span text:style-name="T3"> </text:span><text:span text:style-name="T11">"</text:span><text:span text:style-name="T7">);</text:span></text:p>
      <text:p text:style-name="P24"><text:span text:style-name="T3"><text:s text:c="8"/></text:span><text:span text:style-name="T7">}</text:span><text:span text:style-name="T3"> </text:span><text:span text:style-name="T1">while</text:span><text:span text:style-name="T7">(tsOffset</text:span><text:span text:style-name="T3"> </text:span><text:span text:style-name="T7">&gt;=</text:span><text:span text:style-name="T3"> </text:span><text:span text:style-name="T7">tsOffsetMax);</text:span></text:p>
      <text:p text:style-name="P24"><text:span text:style-name="T3"><text:s text:c="4"/></text:span><text:span text:style-name="T7">}</text:span></text:p>
      <text:p text:style-name="P16"><text:tab/></text:p>
      <text:p text:style-name="P16"><text:tab/>Finalement, il y a la phase de synchronisation. Dans cette partie, si la caméra est l’esclave, on attend simplement que son horloge se stabilise sous la valeur fixée par tsOffsetMax. Pour cela, on utilise la fonction qui renvoie la valeur absolue de l’écart entre les deux horloges.</text:p>
      <text:p text:style-name="P14"><text:tab/></text:p>
      <text:p text:style-name="P14"/>
      <text:p text:style-name="P11"/>
      <text:p text:style-name="Code"><text:span text:style-name="T12">int64_t</text:span><text:span text:style-name="T3"> </text:span><text:span text:style-name="T12">BaslerTofCamera</text:span><text:span text:style-name="T7">::GetMaxAbsGevIEE1588OffsetFromMasterInTimeWindow(</text:span><text:span text:style-name="T1">double</text:span><text:span text:style-name="T3"> </text:span><text:span text:style-name="T7">timeToMeasureSec,</text:span><text:span text:style-name="T3"> </text:span><text:span text:style-name="T1">double</text:span><text:span text:style-name="T3"> </text:span><text:span text:style-name="T7">timeDeltaSec)</text:span></text:p>
      <text:p text:style-name="P18"><text:soft-page-break/><text:tab/></text:p>
      <text:p text:style-name="P20"><text:tab/>Lors de la synchronisation des horloges des caméras, il faut vérifier que l’horloge de la caméra esclave n’est pas décalée par rapport à l’horloge de la caméra maître. Cette méthode renvoie l’écart absolue entre l’horloge esclave et l’horloge maitre.</text:p>
      <text:p text:style-name="Standard"><draw:custom-shape text:anchor-type="paragraph" draw:z-index="3" draw:name="Forme2" draw:style-name="gr4" draw:text-style-name="P33" svg:width="18.583cm" svg:height="12.81cm" svg:x="-0.665cm" svg:y="0.379cm"><text:p/><draw:enhanced-geometry svg:viewBox="0 0 21600 21600" draw:type="rectangle" draw:enhanced-path="M 0 0 L 21600 0 21600 21600 0 21600 0 0 Z N"/></draw:custom-shape></text:p>
      <text:p text:style-name="P28"><text:span text:style-name="T1"><text:tab/>this</text:span><text:span text:style-name="T7">-&gt;Send_DataSet_Latch();</text:span></text:p>
      <text:p text:style-name="P28"><text:span text:style-name="T3"><text:tab/></text:span><text:span text:style-name="T1">int</text:span><text:span text:style-name="T3"> </text:span><text:span text:style-name="T7">*ptrGevIEEE1588OffsetFromMaster;</text:span></text:p>
      <text:p text:style-name="Code"><text:span text:style-name="T3"><text:s text:c="6"/></text:span><text:span text:style-name="T1">this</text:span><text:span text:style-name="T7">-&gt;Get_Offset_From_Master(ptrGevIEEE1588OffsetFromMaster);</text:span></text:p>
      <text:p text:style-name="Code"><text:span text:style-name="T3"><text:s text:c="6"/></text:span><text:span text:style-name="T12">StopWatch</text:span><text:span text:style-name="T3"> </text:span><text:span text:style-name="T7">m_StopWatch;</text:span></text:p>
      <text:p text:style-name="Code"><text:span text:style-name="T3"><text:s text:c="6"/></text:span><text:span text:style-name="T7">m_StopWatch.reset();</text:span></text:p>
      <text:p text:style-name="Code"><text:span text:style-name="T3"><text:s text:c="6"/></text:span><text:span text:style-name="T1">int</text:span><text:span text:style-name="T3"> </text:span><text:span text:style-name="T7">maxOffset</text:span><text:span text:style-name="T3"> </text:span><text:span text:style-name="T7">=</text:span><text:span text:style-name="T3"> </text:span><text:span text:style-name="T21">0</text:span><text:span text:style-name="T7">;</text:span><text:span text:style-name="T3"> </text:span><text:span text:style-name="T11">//</text:span><text:span text:style-name="T3"> </text:span><text:span text:style-name="T11">Maximum</text:span><text:span text:style-name="T3"> </text:span><text:span text:style-name="T11">of</text:span><text:span text:style-name="T3"> </text:span><text:span text:style-name="T11">offsets</text:span><text:span text:style-name="T3"> </text:span><text:span text:style-name="T11">from</text:span><text:span text:style-name="T3"> </text:span><text:span text:style-name="T11">master</text:span></text:p>
      <text:p text:style-name="Code"><text:span text:style-name="T3"><text:s text:c="6"/></text:span><text:span text:style-name="T12">uint32_t</text:span><text:span text:style-name="T3"> </text:span><text:span text:style-name="T7">n(</text:span><text:span text:style-name="T21">0</text:span><text:span text:style-name="T7">);</text:span><text:span text:style-name="T3"> <text:s/></text:span><text:span text:style-name="T11">//</text:span><text:span text:style-name="T3"> </text:span><text:span text:style-name="T11">Number</text:span><text:span text:style-name="T3"> </text:span><text:span text:style-name="T11">of</text:span><text:span text:style-name="T3"> </text:span><text:span text:style-name="T11">samples</text:span></text:p>
      <text:p text:style-name="Code"><text:span text:style-name="T3"><text:s text:c="6"/></text:span><text:span text:style-name="T1">double</text:span><text:span text:style-name="T3"> </text:span><text:span text:style-name="T7">currTime(</text:span><text:span text:style-name="T21">0</text:span><text:span text:style-name="T7">);</text:span><text:span text:style-name="T3"> </text:span><text:span text:style-name="T11">//</text:span><text:span text:style-name="T3"> </text:span><text:span text:style-name="T11">Current</text:span><text:span text:style-name="T3"> </text:span><text:span text:style-name="T11">time</text:span></text:p>
      <text:p text:style-name="Code"><text:span text:style-name="T3"><text:s text:c="6"/></text:span><text:span text:style-name="T1">do</text:span></text:p>
      <text:p text:style-name="Code"><text:span text:style-name="T3"><text:s text:c="6"/></text:span><text:span text:style-name="T7">{</text:span></text:p>
      <text:p text:style-name="Code"><text:span text:style-name="T3"><text:s text:c="10"/></text:span><text:span text:style-name="T7">currTime</text:span><text:span text:style-name="T3"> </text:span><text:span text:style-name="T7">=</text:span><text:span text:style-name="T3"> </text:span><text:span text:style-name="T7">m_StopWatch.get(</text:span><text:span text:style-name="T1">false</text:span><text:span text:style-name="T7">);</text:span><text:span text:style-name="T3"> </text:span><text:span text:style-name="T11">//</text:span><text:span text:style-name="T3"> </text:span><text:span text:style-name="T11">Update</text:span><text:span text:style-name="T3"> </text:span><text:span text:style-name="T11">current</text:span><text:span text:style-name="T3"> </text:span><text:span text:style-name="T11">time</text:span></text:p>
      <text:p text:style-name="Code"><text:span text:style-name="T3"><text:s text:c="10"/></text:span><text:span text:style-name="T1">if</text:span><text:span text:style-name="T3"> </text:span><text:span text:style-name="T7">(currTime</text:span><text:span text:style-name="T3"> </text:span><text:span text:style-name="T7">&gt;=</text:span><text:span text:style-name="T3"> </text:span><text:span text:style-name="T7">n</text:span><text:span text:style-name="T3"> </text:span><text:span text:style-name="T7">*</text:span><text:span text:style-name="T3"> </text:span><text:span text:style-name="T7">timeDeltaSec)</text:span></text:p>
      <text:p text:style-name="Code"><text:span text:style-name="T3"><text:s text:c="10"/></text:span><text:span text:style-name="T7">{</text:span></text:p>
      <text:p text:style-name="Code"><text:span text:style-name="T3"><text:s text:c="14"/></text:span><text:span text:style-name="T11">//</text:span><text:span text:style-name="T3"> </text:span><text:span text:style-name="T11">Time</text:span><text:span text:style-name="T3"> </text:span><text:span text:style-name="T11">for</text:span><text:span text:style-name="T3"> </text:span><text:span text:style-name="T11">next</text:span><text:span text:style-name="T3"> </text:span><text:span text:style-name="T11">sample</text:span><text:span text:style-name="T3"> </text:span><text:span text:style-name="T11">has</text:span><text:span text:style-name="T3"> </text:span><text:span text:style-name="T11">elapsed.</text:span></text:p>
      <text:p text:style-name="Code"><text:span text:style-name="T3"><text:s text:c="14"/></text:span><text:span text:style-name="T11">//</text:span><text:span text:style-name="T3"> </text:span><text:span text:style-name="T11">Latch</text:span><text:span text:style-name="T3"> </text:span><text:span text:style-name="T11">IEEE1588</text:span><text:span text:style-name="T3"> </text:span><text:span text:style-name="T11">data</text:span><text:span text:style-name="T3"> </text:span><text:span text:style-name="T11">set</text:span><text:span text:style-name="T3"> </text:span><text:span text:style-name="T11">to</text:span><text:span text:style-name="T3"> </text:span><text:span text:style-name="T11">get</text:span><text:span text:style-name="T3"> </text:span><text:span text:style-name="T11">offset</text:span><text:span text:style-name="T3"> </text:span><text:span text:style-name="T11">from</text:span><text:span text:style-name="T3"> </text:span><text:span text:style-name="T11">master.</text:span></text:p>
      <text:p text:style-name="Code"><text:span text:style-name="T3"><text:s text:c="14"/></text:span><text:span text:style-name="T1">this</text:span><text:span text:style-name="T7">-&gt;Send_DataSet_Latch();</text:span></text:p>
      <text:p text:style-name="Code"><text:span text:style-name="T3"><text:s text:c="14"/></text:span><text:span text:style-name="T7">maxOffset</text:span><text:span text:style-name="T3"> </text:span><text:span text:style-name="T7">=</text:span><text:span text:style-name="T3"> </text:span><text:span text:style-name="T12">std</text:span><text:span text:style-name="T7">::</text:span>max<text:span text:style-name="T7">(maxOffset,</text:span><text:span text:style-name="T3"> <text:s text:c="8"/><text:tab/><text:tab/><text:tab/><text:tab/><text:tab/> <text:tab/> <text:s/></text:span><text:span text:style-name="T12">std</text:span><text:span text:style-name="T7">::abs(*ptrGevIEEE1588OffsetFromMaster)</text:span><text:span text:style-name="T3"> </text:span><text:span text:style-name="T7">);</text:span><text:span text:style-name="T3"> </text:span><text:span text:style-name="T11">//</text:span><text:span text:style-name="T3"> </text:span><text:span text:style-name="T11">Maximum</text:span><text:span text:style-name="T3"> </text:span><text:span text:style-name="T11">of</text:span><text:span text:style-name="T3"> </text:span><text:span text:style-name="T11">offsets</text:span><text:span text:style-name="T3"> </text:span><text:span text:style-name="T11">from</text:span><text:span text:style-name="T3"> </text:span><text:span text:style-name="T11">master.</text:span></text:p>
      <text:p text:style-name="Code"><text:span text:style-name="T3"><text:s text:c="6"/><text:tab/> <text:s/></text:span><text:span text:style-name="T7">n++;</text:span><text:span text:style-name="T3"> </text:span><text:span text:style-name="T11">//</text:span><text:span text:style-name="T3"> </text:span><text:span text:style-name="T11">Increase</text:span><text:span text:style-name="T3"> </text:span><text:span text:style-name="T11">number</text:span><text:span text:style-name="T3"> </text:span><text:span text:style-name="T11">of</text:span><text:span text:style-name="T3"> </text:span><text:span text:style-name="T11">samples.</text:span></text:p>
      <text:p text:style-name="Code"><text:span text:style-name="T3"><text:s text:c="10"/></text:span><text:span text:style-name="T7">}</text:span></text:p>
      <text:p text:style-name="Code"><text:span text:style-name="T3"><text:s text:c="10"/></text:span><text:span text:style-name="T7">mSleep(</text:span><text:span text:style-name="T21">1</text:span><text:span text:style-name="T7">);</text:span></text:p>
      <text:p text:style-name="P28"><text:span text:style-name="T3"><text:s text:c="6"/></text:span><text:span text:style-name="T7">}</text:span><text:span text:style-name="T3"> </text:span><text:span text:style-name="T1">while</text:span><text:span text:style-name="T3"> </text:span><text:span text:style-name="T7">(currTime</text:span><text:span text:style-name="T3"> </text:span><text:span text:style-name="T7">&lt;=</text:span><text:span text:style-name="T3"> </text:span><text:span text:style-name="T7">timeToMeasureSec);</text:span></text:p>
      <text:p text:style-name="P28"><text:span text:style-name="T3"><text:tab/></text:span><text:span text:style-name="T1">return</text:span><text:span text:style-name="T3"> </text:span><text:span text:style-name="T7">maxOffset;</text:span><text:span text:style-name="T3"> </text:span><text:span text:style-name="T11">//</text:span><text:span text:style-name="T3"> </text:span><text:span text:style-name="T11">Return</text:span><text:span text:style-name="T3"> </text:span><text:span text:style-name="T11">maximum</text:span><text:span text:style-name="T3"> </text:span><text:span text:style-name="T11">of</text:span><text:span text:style-name="T3"> </text:span><text:span text:style-name="T11">offsets</text:span><text:span text:style-name="T3"> </text:span><text:span text:style-name="T11">from</text:span><text:span text:style-name="T3"> </text:span><text:span text:style-name="T11">master</text:span><text:span text:style-name="T3"> </text:span><text:span text:style-name="T11">for</text:span><text:span text:style-name="T3"> </text:span><text:span text:style-name="T11">given</text:span><text:span text:style-name="T3"> </text:span><text:span text:style-name="T11">time</text:span><text:span text:style-name="T3"> </text:span><text:span text:style-name="T11">interval.</text:span></text:p>
      <text:p text:style-name="Code"/>
      <text:p text:style-name="Standard"/>
      <text:p text:style-name="P10"/>
      <text:p text:style-name="Standard"/>
      <text:p text:style-name="P27"><text:span text:style-name="T1">void</text:span><text:span text:style-name="T3"> </text:span><text:span text:style-name="T12">BaslerTofCamera</text:span><text:span text:style-name="T7">::mSleep(</text:span><text:span text:style-name="T1">int</text:span><text:span text:style-name="T3"> </text:span><text:span text:style-name="T7">sleepMs)</text:span><text:span text:style-name="T3"> </text:span></text:p>
      <text:p text:style-name="P13"><text:tab/><text:span text:style-name="T20">Cette fonction permet de patienter le temps indiqué en argument en millisecondes.</text:span></text:p>
      <text:p text:style-name="P13"><draw:custom-shape text:anchor-type="paragraph" draw:z-index="4" draw:name="Forme2" draw:style-name="gr5" draw:text-style-name="P33" svg:width="18.583cm" svg:height="2.715cm" svg:x="-0.665cm" svg:y="0.379cm"><text:p/><draw:enhanced-geometry svg:viewBox="0 0 21600 21600" draw:type="rectangle" draw:enhanced-path="M 0 0 L 21600 0 21600 21600 0 21600 0 0 Z N"/></draw:custom-shape></text:p>
      <text:p text:style-name="P23"><text:span text:style-name="T21">#ifdef</text:span><text:span text:style-name="T3"> </text:span><text:span text:style-name="T21">CIH_LINUX_BUILD</text:span></text:p>
      <text:p text:style-name="P24"><text:span text:style-name="T3"><text:s text:c="4"/></text:span><text:span text:style-name="T7">usleep(sleepMs</text:span><text:span text:style-name="T3"> </text:span><text:span text:style-name="T7">*</text:span><text:span text:style-name="T3"> </text:span><text:span text:style-name="T21">1000</text:span><text:span text:style-name="T7">);</text:span><text:span text:style-name="T3"> <text:s text:c="2"/></text:span><text:span text:style-name="T11">//</text:span><text:span text:style-name="T3"> </text:span><text:span text:style-name="T11">usleep</text:span><text:span text:style-name="T3"> </text:span><text:span text:style-name="T11">takes</text:span><text:span text:style-name="T3"> </text:span><text:span text:style-name="T11">sleep</text:span><text:span text:style-name="T3"> </text:span><text:span text:style-name="T11">time</text:span><text:span text:style-name="T3"> </text:span><text:span text:style-name="T11">in</text:span><text:span text:style-name="T3"> </text:span><text:span text:style-name="T11">us</text:span></text:p>
      <text:p text:style-name="P25">#endif</text:p>
      <text:p text:style-name="P24"><text:span text:style-name="T21">#ifdef</text:span><text:span text:style-name="T3"> </text:span>CIH_WIN_BUILD</text:p>
      <text:p text:style-name="P24"><text:span text:style-name="T3"><text:s text:c="4"/></text:span>Sleep<text:span text:style-name="T7">(</text:span>sleepMs<text:span text:style-name="T7">);</text:span><text:span text:style-name="T3"> <text:s text:c="10"/></text:span><text:span text:style-name="T11">//</text:span><text:span text:style-name="T3"> </text:span><text:span text:style-name="T11">Sleep</text:span><text:span text:style-name="T3"> </text:span><text:span text:style-name="T11">expects</text:span><text:span text:style-name="T3"> </text:span><text:span text:style-name="T11">time</text:span><text:span text:style-name="T3"> </text:span><text:span text:style-name="T11">in</text:span><text:span text:style-name="T3"> </text:span><text:span text:style-name="T11">ms</text:span></text:p>
      <text:p text:style-name="P25">#endif</text:p>
      <text:p text:style-name="P25"><text:tab/></text:p>
      <text:p text:style-name="P17"><text:tab/>En fonction du système d’exploitation de la machine d’exécution, la valeur est en milliseconde<text:span text:style-name="T29">s</text:span> ou en microseconde<text:span text:style-name="T29">s</text:span>. </text:p>
      <text:p text:style-name="P13"/>
      <text:p text:style-name="P13"><text:s/></text:p>
      <text:p text:style-name="Standard"/>
      <text:p text:style-name="Standard"/>
      <text:p text:style-name="Standard"/>
      <text:p text:style-name="Standard"><text:soft-page-break/></text:p>
      <text:p text:style-name="Standard"/>
      <text:h text:style-name="P32" text:outline-level="2"><text:span text:style-name="T26">D</text:span>es paramètres optimaux :</text:h>
      <text:p text:style-name="Text_20_body"><text:tab/><text:span text:style-name="T24">Dans le cadre de notre expérience qui était de faire fonctionner deux caméras en simultané à une fréquence de 20 Hz, nous avons déterminé les paramètres suivants :</text:span></text:p>
      <table:table table:name="Paramètres" table:style-name="Paramètres">
        <table:table-column table:style-name="Paramètres.A" table:number-columns-repeated="2"/>
        <table:table-row>
          <table:table-cell table:style-name="Paramètres.A1" office:value-type="string">
            <text:p text:style-name="P29">HDR</text:p>
          </table:table-cell>
          <table:table-cell table:style-name="Paramètres.B1" office:value-type="string">
            <text:p text:style-name="P29">0 (Standard)</text:p>
          </table:table-cell>
        </table:table-row>
        <table:table-row>
          <table:table-cell table:style-name="Paramètres.A2" office:value-type="string">
            <text:p text:style-name="P29">ExposureAuto</text:p>
          </table:table-cell>
          <table:table-cell table:style-name="Paramètres.B2" office:value-type="string">
            <text:p text:style-name="P29">0 (OFF)</text:p>
          </table:table-cell>
        </table:table-row>
        <table:table-row>
          <table:table-cell table:style-name="Paramètres.A2" office:value-type="string">
            <text:p text:style-name="P29">SyncRate</text:p>
          </table:table-cell>
          <table:table-cell table:style-name="Paramètres.B2" office:value-type="string">
            <text:p text:style-name="P29">20</text:p>
          </table:table-cell>
        </table:table-row>
        <table:table-row>
          <table:table-cell table:style-name="Paramètres.A2" office:value-type="string">
            <text:p text:style-name="P29">ExposureTime</text:p>
          </table:table-cell>
          <table:table-cell table:style-name="Paramètres.B2" office:value-type="string">
            <text:p text:style-name="P29">6 (ms)</text:p>
          </table:table-cell>
        </table:table-row>
        <table:table-row>
          <table:table-cell table:style-name="Paramètres.A2" office:value-type="string">
            <text:p text:style-name="P29">IEEE2588</text:p>
          </table:table-cell>
          <table:table-cell table:style-name="Paramètres.B2" office:value-type="string">
            <text:p text:style-name="P29">1 (ON)</text:p>
          </table:table-cell>
        </table:table-row>
        <table:table-row>
          <table:table-cell table:style-name="Paramètres.A2" office:value-type="string">
            <text:p text:style-name="P29">TriggerMode</text:p>
          </table:table-cell>
          <table:table-cell table:style-name="Paramètres.B2" office:value-type="string">
            <text:p text:style-name="P29">1 (ON)</text:p>
          </table:table-cell>
        </table:table-row>
        <table:table-row>
          <table:table-cell table:style-name="Paramètres.A2" office:value-type="string">
            <text:p text:style-name="P29">TriggerSource</text:p>
          </table:table-cell>
          <table:table-cell table:style-name="Paramètres.B2" office:value-type="string">
            <text:p text:style-name="P29">3 (SyncTimer)</text:p>
          </table:table-cell>
        </table:table-row>
        <table:table-row>
          <table:table-cell table:style-name="Paramètres.A2" office:value-type="string">
            <text:p text:style-name="P29">TriggerDelay</text:p>
          </table:table-cell>
          <table:table-cell table:style-name="Paramètres.B2" office:value-type="string">
            <text:p text:style-name="P29">Master → 0 (ms)</text:p>
            <text:p text:style-name="P29">Slave → 25 (ms)</text:p>
          </table:table-cell>
        </table:table-row>
      </table:table>
      <text:p text:style-name="Text_20_body"/>
      <text:p text:style-name="Text_20_body"><text:tab/><text:span text:style-name="T25">Pour être sur d’avoir tout ces paramètres bien en place, une fois la fonction SetupAndSync() terminée, nous avons réalisé une série de Set/Get pour envoyer les paramètres à la caméra et vérifier qu’ils soient bien en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Empty" xlink:href="Pictures/100000000000000800000008DABEACF6715B49F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fo:margin-left="0cm" fo:margin-right="0cm" fo:margin-top="0cm" fo:margin-bottom="0.101cm" loext:contextual-spacing="false" fo:text-indent="0cm" style:auto-text-indent="false" style:page-number="auto"/>
      <style:text-properties style:font-name="Bitstream Vera Sans Mono" fo:font-family="'Bitstream Vera Sans Mono'" style:font-style-name="Roman" style:font-family-generic="modern" style:font-pitch="fixed" fo:font-size="10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1:11:35.595923571</meta:creation-date>
    <dc:date>2019-05-29T10:20:14.660567108</dc:date>
    <meta:editing-duration>PT50M5S</meta:editing-duration>
    <meta:editing-cycles>14</meta:editing-cycles>
    <meta:generator>LibreOffice/5.1.6.2$Linux_X86_64 LibreOffice_project/10m0$Build-2</meta:generator>
    <meta:document-statistic meta:table-count="1" meta:image-count="0" meta:object-count="0" meta:page-count="4" meta:paragraph-count="114" meta:word-count="794" meta:character-count="5982" meta:non-whitespace-character-count="4900"/>
  </office:meta>
</office:document-meta>
</file>